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46, 4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GYPT (46:1-2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GYPT (46:1-28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arties (4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ide (46:3-4, 7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anic (46:5-6, 13-18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panic (46:5-6, 13-18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error fills the hearts of the strongest Egyptian warriors (46:5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y lose total confidence in their pharaoh to deliver them (46:13-18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EGYPT (46:1-28):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parties (46:1-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ride (46:3-4, 7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anic (46:5-6, 13-18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punishment (46:10-12, 19-26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The punishment (46:10-12, 19-26)<text:s text:c="1"/></text:span><text:span text:style-name="a496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Babylonian swords are covered with Egyptian blood (46:10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Egypt becomes the shame of nations (46:12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ir capital cities are destroyed (46:19-24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ir gods are punished (46:25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haraoh and the people are enslaved by Babylon (46:26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2-tx-Title-and-Text" presentation:presentation-page-layout-name="Master1-PPL12" draw:id="Slide-261">
        <draw:frame draw:id="id93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EGYPT (46:1-28):<text:s text:c="1"/></text:span><text:span text:style-name="a520" text:class-names=""/></text:p>
          </draw:text-box>
          <svg:title/>
          <svg:desc/>
        </draw:frame>
        <draw:frame draw:id="id94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parties (46:1-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pride (46:3-4, 7-9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panic (46:5-6, 13-18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punishment (46:10-12, 19-26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romise (46:27-28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7" draw:style-name="a542" draw:master-page-name="Master1-Layout12-tx-Title-and-Text" presentation:presentation-page-layout-name="Master1-PPL12" draw:id="Slide-262">
        <draw:frame draw:id="id95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JEREMIAH 46, 48<text:s text:c="1"/></text:span><text:span text:style-name="a544" text:class-names=""/></text:p>
          </draw:text-box>
          <svg:title/>
          <svg:desc/>
        </draw:frame>
        <draw:frame draw:id="id96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EGYPT (46:1-2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MOAB (48:1-47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8" draw:style-name="a557" draw:master-page-name="Master1-Layout12-tx-Title-and-Text" presentation:presentation-page-layout-name="Master1-PPL12" draw:id="Slide-263">
        <draw:frame draw:id="id97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MOAB (48:1-47)<text:s text:c="1"/></text:span><text:span text:style-name="a559" text:class-names=""/></text:p>
          </draw:text-box>
          <svg:title/>
          <svg:desc/>
        </draw:frame>
        <draw:frame draw:id="id98" presentation:style-name="a577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apostasy (48:7, 35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arrogance (48:11-14, 25-3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divine anger (48:8-10, 15-16; 40-46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anguish (48:1-6, 17-24, 31-34, 36-39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9" draw:style-name="a578" draw:master-page-name="Master1-Layout1-title-Title-Slide" presentation:presentation-page-layout-name="Master1-PPL1" draw:id="Slide-264">
        <draw:frame draw:id="id99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<text:s text:c="1"/>The anguish (48:1-6, 17-24, 31-34, 36-39)<text:s text:c="1"/></text:span><text:span text:style-name="a580" text:class-names=""/></text:p>
          </draw:text-box>
          <svg:title/>
          <svg:desc/>
        </draw:frame>
        <draw:frame draw:id="id100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Of the Moabites (48:1-6, 37-39)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0" draw:style-name="a588" draw:master-page-name="Master1-Layout12-tx-Title-and-Text" presentation:presentation-page-layout-name="Master1-PPL12" draw:id="Slide-265">
        <draw:frame draw:id="id101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Of the Moabites (48:1-6, 37-39)<text:s text:c="1"/></text:span><text:span text:style-name="a590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y will climb the hills and will hide in the wilderness, weeping bitterly (48:1-6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y will shave their heads, slash their hands, and put on sackcloth (48:37-3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1" draw:style-name="a603" draw:master-page-name="Master1-Layout12-tx-Title-and-Text" presentation:presentation-page-layout-name="Master1-PPL12" draw:id="Slide-266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anguish (48:1-6, 17-24, 31-34, 36-39)<text:s text:c="1"/></text:span><text:span text:style-name="a605" text:class-names=""/></text:p>
          </draw:text-box>
          <svg:title/>
          <svg:desc/>
        </draw:frame>
        <draw:frame draw:id="id104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Of the Moabites (48:1-6, 37-39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Of its neighbors (48:17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Of Jeremiah (48:31-34, 36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2" draw:style-name="a621" draw:master-page-name="Master1-Layout12-tx-Title-and-Text" presentation:presentation-page-layout-name="Master1-PPL12" draw:id="Slide-267">
        <draw:frame draw:id="id105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MOAB (48:1-47)<text:s text:c="1"/></text:span><text:span text:style-name="a623" text:class-names=""/></text:p>
          </draw:text-box>
          <svg:title/>
          <svg:desc/>
        </draw:frame>
        <draw:frame draw:id="id106" presentation:style-name="a644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apostasy (48:7, 35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arrogance (48:11-14, 25-3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divine anger (48:8-10, 15-16; 40-46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anguish (48:1-6, 17-24, 31-34, 36-39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assurance (48:47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3" draw:style-name="a645" draw:master-page-name="Master1-Layout12-tx-Title-and-Text" presentation:presentation-page-layout-name="Master1-PPL12" draw:id="Slide-268">
        <draw:frame draw:id="id107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JEREMIAH 46, 48<text:s text:c="1"/></text:span><text:span text:style-name="a647" text:class-names=""/></text:p>
          </draw:text-box>
          <svg:title/>
          <svg:desc/>
        </draw:frame>
        <draw:frame draw:id="id108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EGYPT (46:1-28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MOAB (48:1-47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6, 48 </dc:title>
    <meta:initial-creator>David STRICKLAND</meta:initial-creator>
    <dc:creator>David STRICKLAND</dc:creator>
    <meta:creation-date>2020-02-24T10:53:45Z</meta:creation-date>
    <dc:date>2020-02-24T10:53:45Z</dc:date>
    <meta:template xlink:href="BibleStudy" xlink:type="simple"/>
    <meta:editing-cycles>1</meta:editing-cycles>
    <meta:editing-duration>PT0S</meta:editing-duration>
    <meta:document-statistic meta:paragraph-count="52" meta:word-count="419"/>
  </office:meta>
</office:document-meta>
</file>